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1</text:p>
      <text:p text:style-name="Standard">Cold War</text:p>
      <text:p text:style-name="Standard">(<text:time style:data-style-name="N42" text:time-value="2018-04-25T14:04:40" text:fixed="true">02:04 PM</text:time> notes)</text:p>
      <text:p text:style-name="Standard">Marshal Plan – formerly the Foreign Recovery Program</text:p>
      <text:p text:style-name="Standard">Offered money to European countries for reconstruction</text:p>
      <text:p text:style-name="Standard">East side of Europe is told they won't have a Marshal Plan (by Soviets).</text:p>
      <text:p text:style-name="Standard">We offered to the East, they just weren't permitted to accept it.</text:p>
      <text:p text:style-name="Standard">Marshal Plan loans 8.3(?) billion dollars to European countries for reconstruction.</text:p>
      <text:p text:style-name="Standard">– These are loans –</text:p>
      <text:p text:style-name="Standard">Britain used part of it to pay off war debts.</text:p>
      <text:p text:style-name="Standard">In the long term, it rebuilds and reconstructs Europe</text:p>
      <text:p text:style-name="Standard">It ultimately generates over 100 billion dollars in economic activity.</text:p>
      <text:p text:style-name="Standard">In areas that accepted Marshal Plan money, saw their gross national product by over 32%</text:p>
      <text:p text:style-name="Standard">--- Made the productive capacity of those areas better ---</text:p>
      <text:p text:style-name="Standard">(<text:time style:data-style-name="N42" text:time-value="2018-04-25T14:25:10.06" text:fixed="true">02:25 PM</text:time> notes)</text:p>
      <text:p text:style-name="Standard"/>
      <text:p text:style-name="Standard">NATO assumes the role of defense for [these] countries.</text:p>
      <text:p text:style-name="Standard"/>
      <text:p text:style-name="Standard">August 1949.</text:p>
      <text:p text:style-name="Standard">Soviet Union detonates their first atomic bomb.</text:p>
      <text:p text:style-name="Standard">October.</text:p>
      <text:p text:style-name="Standard">Peoples Republic of China completes its revolutionary takeover of China.</text:p>
      <text:p text:style-name="Standard"/>
      <text:p text:style-name="Standard">(<text:time style:data-style-name="N42" text:time-value="2018-04-25T14:36:04.97" text:fixed="true">02:36 PM</text:time> note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4/25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5T14:02:44.38</meta:creation-date>
    <dc:date>2018-05-10T13:33:42.87</dc:date>
    <dc:creator>Timothy Cayer</dc:creator>
    <meta:editing-duration>PT44M17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1" meta:paragraph-count="22" meta:word-count="156" meta:character-count="941"/>
  </office:meta>
</office:document-meta>
</file>